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6121" officeooo:paragraph-rsid="001a6121"/>
    </style:style>
    <style:style style:name="P2" style:family="paragraph" style:parent-style-name="Standard">
      <style:paragraph-properties fo:text-align="start" style:justify-single-word="false"/>
      <style:text-properties officeooo:rsid="001a6121" officeooo:paragraph-rsid="001a6121"/>
    </style:style>
    <style:style style:name="P3" style:family="paragraph" style:parent-style-name="Standard">
      <style:text-properties fo:color="#000000" officeooo:rsid="001a6121" officeooo:paragraph-rsid="001a6121"/>
    </style:style>
    <style:style style:name="P4" style:family="paragraph" style:parent-style-name="Standard">
      <style:text-properties fo:color="#000000" officeooo:rsid="001a6121" officeooo:paragraph-rsid="001bb7df"/>
    </style:style>
    <style:style style:name="T1" style:family="text">
      <style:text-properties fo:color="#0066b3"/>
    </style:style>
    <style:style style:name="T2" style:family="text">
      <style:text-properties fo:color="#0066b3" officeooo:rsid="001bb7df"/>
    </style:style>
    <style:style style:name="T3" style:family="text">
      <style:text-properties officeooo:rsid="001bb7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de virtual box</text:p>
      <text:p text:style-name="P1"/>
      <text:p text:style-name="P2">vBoxmanage startvm XP –type headless <text:tab/> <text:s text:c="5"/><text:tab/> <text:s text:c="17"/><text:span text:style-name="T1"><text:s text:c="3"/>para ejecutar sin entorno grafico</text:span></text:p>
      <text:p text:style-name="P2"/>
      <text:p text:style-name="P1">WOL <text:tab/><text:tab/><text:tab/><text:tab/><text:tab/><text:tab/> <text:s text:c="3"/><text:span text:style-name="T1"><text:s/>permite que puedan iniciar el sistema desde la red</text:span></text:p>
      <text:p text:style-name="P1"/>
      <text:p text:style-name="P1">vBoxmanage showvminfo “nombre de la maquina” <text:s text:c="2"/><text:span text:style-name="T1">muestra todo la configuracion de la maquina</text:span></text:p>
      <text:p text:style-name="P1"/>
      <text:p text:style-name="P1">vBoxmanage creatvm –name “window7” <text:tab/><text:tab/><text:tab/><text:tab/><text:tab/><text:span text:style-name="T1">para crear una maquina</text:span></text:p>
      <text:p text:style-name="P1"><text:span text:style-name="T1"/></text:p>
      <text:p text:style-name="P3">vBoxmanage modifyvm “window 7” --memory 512 <text:s/><text:tab/><text:span text:style-name="T1">creo la maquina con una memoria ram</text:span></text:p>
      <text:p text:style-name="P3"><text:span text:style-name="T1"/></text:p>
      <text:p text:style-name="P3">vBoxmanage import “nombre del fichero importar.ova” <text:tab/><text:tab/> <text:s text:c="5"/><text:span text:style-name="T1">importar maquinas virtuales</text:span></text:p>
      <text:p text:style-name="P1"/>
      <text:p text:style-name="P4">vBoxmanage <text:span text:style-name="T3">export “linux” -o “linux.ova” <text:tab/><text:tab/><text:tab/><text:tab/><text:tab/></text:span><text:span text:style-name="T2">para exportar la maquina</text:span></text:p>
      <text:p text:style-name="P4"><text:span text:style-name="T2"/></text:p>
      <text:p text:style-name="P4">vBoxmanage <text:span text:style-name="T3">snapshot “linumint” take “intantanea1” <text:tab/> <text:s text:c="4"/></text:span><text:span text:style-name="T2">hacer copia de seguridad del sistema</text:span></text:p>
      <text:p text:style-name="P4"><text:span text:style-name="T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12:57.775000000</meta:creation-date>
    <dc:date>2018-04-24T14:29:17.089000000</dc:date>
    <meta:editing-duration>PT4M19S</meta:editing-duration>
    <meta:editing-cycles>1</meta:editing-cycles>
    <meta:document-statistic meta:table-count="0" meta:image-count="0" meta:object-count="0" meta:page-count="1" meta:paragraph-count="9" meta:word-count="88" meta:character-count="669" meta:non-whitespace-character-count="523"/>
    <meta:generator>LibreOffice/5.4.4.2$Windows_X86_64 LibreOffice_project/2524958677847fb3bb44820e40380acbe820f960</meta:generator>
  </office:meta>
</office:document-meta>
</file>